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style:font-name="Calibri"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font-name="Calibri" style:text-underline-style="none" fo:font-weight="normal" style:font-weight-asian="normal" style:font-weight-complex="normal"/>
    </style:style>
    <style:style style:name="P3" style:family="paragraph" style:parent-style-name="Text_20_body" style:list-style-name="L1">
      <style:text-properties style:font-name="Calibri" style:text-underline-style="none" fo:font-weight="normal" style:font-weight-asian="normal" style:font-weight-complex="normal"/>
    </style:style>
    <style:style style:name="P4" style:family="paragraph" style:parent-style-name="Text_20_body" style:list-style-name="L2">
      <style:text-properties style:font-name="Calibri"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is a general-purpose interpreted, interactive, object-oriented, and high-level programming language. It was created by Guido van Rossum during 1985- 1990. Like Perl, Python source code is also available under the GNU General Public License (GPL). This tutorial gives enough understanding on Python programming language.</text:p>
      <text:h text:style-name="P1" text:outline-level="2">Why to Learn Python?</text:h>
      <text:p text:style-name="P2">Python is a high-level, interpreted, interactive and object-oriented scripting language. Python is designed to be highly readable. It uses English keywords frequently where as other languages use punctuation, and it has fewer syntactical constructions than other languages.</text:p>
      <text:p text:style-name="P2">Python is a MUST for students and working professionals to become a great Software Engineer specially when they are working in Web Development Domain. I will list down some of the key advantages of learning Python:</text:p>
      <text:list xml:id="list2707511411" text:style-name="L1">
        <text:list-item>
          <text:p text:style-name="P3">Python is Interpreted − Python is processed at runtime by the interpreter. You do not need to compile your program before executing it. This is similar to PERL and PHP.</text:p>
        </text:list-item>
        <text:list-item>
          <text:p text:style-name="P3">Python is Interactive − You can actually sit at a Python prompt and interact with the interpreter directly to write your programs.</text:p>
        </text:list-item>
        <text:list-item>
          <text:p text:style-name="P3">Python is Object-Oriented − Python supports Object-Oriented style or technique of programming that encapsulates code within objects.</text:p>
        </text:list-item>
        <text:list-item>
          <text:p text:style-name="P3">Python is a Beginner's Language − Python is a great language for the beginner-level programmers and supports the development of a wide range of applications from simple text processing to WWW browsers to games.</text:p>
        </text:list-item>
      </text:list>
      <text:h text:style-name="P1" text:outline-level="2">Characteristics of Python</text:h>
      <text:p text:style-name="P2">Following are important characteristics of Python Programming −</text:p>
      <text:list xml:id="list2466085041" text:style-name="L2">
        <text:list-item>
          <text:p text:style-name="P4">It supports functional and structured programming methods as well as OOP.</text:p>
        </text:list-item>
        <text:list-item>
          <text:p text:style-name="P4">It can be used as a scripting language or can be compiled to byte-code for building large applications.</text:p>
        </text:list-item>
        <text:list-item>
          <text:p text:style-name="P4">It provides very high-level dynamic data types and supports dynamic type checking.</text:p>
        </text:list-item>
        <text:list-item>
          <text:p text:style-name="P4">It supports automatic garbage collection.</text:p>
          <text:p text:style-name="P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1T17:04:56.276908406</meta:creation-date>
    <dc:date>2021-03-21T17:23:20.111168877</dc:date>
    <meta:editing-duration>PT3M26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291" meta:character-count="1869" meta:non-whitespace-character-count="1601"/>
  </office:meta>
</office:document-meta>
</file>